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91d" officeooo:paragraph-rsid="000fd8a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" style:family="paragraph" style:parent-style-name="Text_20_body">
      <style:text-properties officeooo:rsid="0010391d" officeooo:paragraph-rsid="0010391d"/>
    </style:style>
    <style:style style:name="P5" style:family="paragraph" style:parent-style-name="Text_20_body">
      <style:text-properties officeooo:rsid="0010391d" officeooo:paragraph-rsid="000fd8ad"/>
    </style:style>
    <style:style style:name="P6" style:family="paragraph" style:parent-style-name="Text_20_body">
      <style:text-properties fo:font-variant="normal" fo:text-transform="none" fo:color="#172b4d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172b4d" style:font-name="apple-system" fo:font-size="10.5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172b4d" fo:letter-spacing="normal" loext:padding="0cm" loext:border="none"/>
    </style:style>
    <style:style style:name="P11" style:family="paragraph" style:parent-style-name="Text_20_body">
      <style:paragraph-properties fo:margin-left="0cm" fo:margin-right="0cm" fo:margin-top="0.265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12" style:family="paragraph" style:parent-style-name="Heading_20_1">
      <style:text-properties officeooo:rsid="000fd8ad" officeooo:paragraph-rsid="000fd8ad"/>
    </style:style>
    <style:style style:name="P13" style:family="paragraph" style:parent-style-name="Heading_20_1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</style:style>
    <style:style style:name="P14" style:family="paragraph" style:parent-style-name="Heading_20_1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color="#172b4d" loext:padding="0cm" loext:border="none"/>
    </style:style>
    <style:style style:name="P15" style:family="paragraph" style:parent-style-name="Heading_20_1">
      <style:paragraph-properties fo:margin-left="0cm" fo:margin-right="0cm" fo:margin-top="0.794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172b4d" fo:letter-spacing="normal" loext:padding="0cm" loext:border="none"/>
    </style:style>
    <style:style style:name="P16" style:family="paragraph" style:parent-style-name="Heading_20_2">
      <style:text-properties officeooo:paragraph-rsid="0010391d"/>
    </style:style>
    <style:style style:name="P17" style:family="paragraph" style:parent-style-name="Heading_20_2">
      <style:paragraph-properties fo:margin-left="0cm" fo:margin-right="0cm" fo:margin-top="0.265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172b4d" fo:letter-spacing="normal" loext:padding="0cm" loext:border="none"/>
    </style:style>
    <style:style style:name="P18" style:family="paragraph" style:parent-style-name="Heading_20_2">
      <style:paragraph-properties fo:margin-left="0cm" fo:margin-right="0cm" fo:margin-top="0.794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172b4d" fo:letter-spacing="normal" loext:padding="0cm" loext:border="none"/>
    </style:style>
    <style:style style:name="T1" style:family="text">
      <style:text-properties officeooo:rsid="0010391d"/>
    </style:style>
    <style:style style:name="T2" style:family="text">
      <style:text-properties fo:color="#172b4d" style:text-line-through-style="none" style:text-line-through-type="none" fo:font-size="21pt" style:text-underline-style="none" fo:font-weight="bold" style:text-blinking="false" loext:padding="0cm" loext:border="none"/>
    </style:style>
    <style:style style:name="T3" style:family="text">
      <style:text-properties fo:color="#172b4d" style:text-line-through-style="none" style:text-line-through-type="none" style:text-underline-style="none" style:text-blinking="false" style:font-size-asian="21pt" style:font-weight-asian="bold" loext:padding="0cm" loext:border="none"/>
    </style:style>
    <style:style style:name="T4" style:family="text">
      <style:text-properties fo:color="#0052cc" style:text-line-through-style="none" style:text-line-through-type="none" style:text-underline-style="none" style:text-blinking="false"/>
    </style:style>
    <style:style style:name="T5" style:family="text">
      <style:text-properties style:font-name="apple-system" fo:font-size="15pt" fo:font-style="normal" fo:font-weight="normal"/>
    </style:style>
    <style:style style:name="T6" style:family="text">
      <style:text-properties style:font-name="apple-system" fo:font-size="10.5pt" fo:font-style="normal" fo:font-weight="normal"/>
    </style:style>
    <style:style style:name="T7" style:family="text">
      <style:text-properties style:font-name="apple-system" fo:font-size="18pt" fo:font-style="normal" fo:font-weight="normal"/>
    </style:style>
    <style:style style:name="T8" style:family="text">
      <style:text-properties style:font-name-asian="apple-system" style:font-size-asian="15pt" style:font-style-asian="normal" style:font-weight-asian="normal"/>
    </style:style>
    <style:style style:name="T9" style:family="text">
      <style:text-properties style:font-name-asian="apple-system" style:font-size-asian="18pt" style:font-style-asian="normal" style:font-weight-asian="normal"/>
    </style:style>
    <style:style style:name="T10" style:family="text">
      <style:text-properties style:font-name-asian="apple-system" style:font-size-asian="10.5pt" style:font-style-asian="normal" style:font-weight-asian="normal"/>
    </style:style>
    <style:style style:name="T11" style:family="text">
      <style:text-properties fo:font-variant="normal" fo:text-transform="none" fo:color="#5e6c84" style:text-line-through-style="none" style:text-line-through-type="none" style:font-name="apple-system" fo:font-size="9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5e6c84" style:text-line-through-style="none" style:text-line-through-type="none" fo:letter-spacing="normal" style:text-underline-style="none" style:text-blinking="false" style:font-name-asian="apple-system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color="#5e6c84" style:font-name="apple-system" fo:font-size="9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5e6c84" fo:letter-spacing="normal" style:font-name-asian="apple-system" style:font-size-asian="9pt" style:font-style-asian="normal" style:font-weight-asian="normal" loext:padding="0cm" loext:border="none"/>
    </style:style>
    <style:style style:name="T15" style:family="text">
      <style:text-properties fo:font-variant="normal" fo:text-transform="none" fo:color="#333333" style:font-name="apple-system" fo:font-size="10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52cc" style:text-line-through-style="none" style:text-line-through-type="none" style:font-name="apple-system" fo:font-size="10.5pt" fo:letter-spacing="normal" fo:font-style="normal" style:text-underline-style="none" fo:font-weight="normal" style:text-blinking="false" loext:padding="0cm" loext:border="none"/>
    </style:style>
    <style:style style:name="T17" style:family="text">
      <style:text-properties fo:font-size="18pt" fo:font-weight="normal"/>
    </style:style>
    <style:style style:name="T18" style:family="text">
      <style:text-properties style:font-size-asian="18pt" style:font-weight-asian="normal"/>
    </style:style>
    <style:style style:name="T19" style:family="text">
      <style:text-properties fo:color="#333333" style:font-name-asian="apple-system" style:font-size-asian="15pt" style:font-style-asian="normal" style:font-weight-asian="normal"/>
    </style:style>
    <style:style style:name="T20" style:family="text">
      <style:text-properties fo:color="#333333" style:font-name-asian="apple-system" style:font-size-asian="10.5pt" style:font-style-asian="normal" style:font-weight-asian="normal"/>
    </style:style>
    <style:style style:name="T21" style:family="text">
      <style:text-properties fo:color="#333333" style:font-name="apple-system" fo:font-size="15pt" fo:font-style="normal" fo:font-weight="normal"/>
    </style:style>
    <style:style style:name="T22" style:family="text">
      <style:text-properties fo:color="#333333" style:font-name="apple-system" fo:font-size="10.5pt" fo:font-style="normal" fo:font-weight="normal"/>
    </style:style>
    <style:style style:name="T23" style:family="text">
      <style:text-properties fo:color="#ff0000" style:font-name="apple-system" fo:font-size="10.5pt" fo:font-style="normal" fo:font-weight="normal"/>
    </style:style>
    <style:style style:name="T24" style:family="text">
      <style:text-properties fo:color="#569cd6"/>
    </style:style>
    <style:style style:name="T25" style:family="text">
      <style:text-properties fo:color="#dcdcaa"/>
    </style:style>
    <style:style style:name="T26" style:family="text">
      <style:text-properties fo:color="#4ec9b0"/>
    </style:style>
    <style:style style:name="T27" style:family="text">
      <style:text-properties fo:color="#9cdcfe"/>
    </style:style>
    <style:style style:name="T28" style:family="text">
      <style:text-properties fo:color="#ce917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main-header">
        <text:section text:style-name="Sect1" text:name="title-heading">
          <text:h text:style-name="P13" text:outline-level="1"><text:bookmark text:name="title-text"/><text:a xlink:type="simple" xlink:href="https://confluence.momenta.works/pages/viewpage.action?pageId=42477824" text:style-name="Internet_20_link" text:visited-style-name="Visited_20_Internet_20_Link"><text:span text:style-name="T2">CAN</text:span></text:a><text:a xlink:type="simple" xlink:href="https://confluence.momenta.works/pages/viewpage.action?pageId=42477824" text:style-name="Internet_20_link" text:visited-style-name="Visited_20_Internet_20_Link"><text:span text:style-name="T3">：如何使用</text:span></text:a><text:a xlink:type="simple" xlink:href="https://confluence.momenta.works/pages/viewpage.action?pageId=42477824" text:style-name="Internet_20_link" text:visited-style-name="Visited_20_Internet_20_Link"><text:span text:style-name="T2">VCAN</text:span></text:a><text:a xlink:type="simple" xlink:href="https://confluence.momenta.works/pages/viewpage.action?pageId=42477824" text:style-name="Internet_20_link" text:visited-style-name="Visited_20_Internet_20_Link"><text:span text:style-name="T3">测试</text:span></text:a><text:a xlink:type="simple" xlink:href="https://confluence.momenta.works/pages/viewpage.action?pageId=42477824" text:style-name="Internet_20_link" text:visited-style-name="Visited_20_Internet_20_Link"><text:span text:style-name="T2">X86 Ubuntu HAL </text:span></text:a><text:a xlink:type="simple" xlink:href="https://confluence.momenta.works/pages/viewpage.action?pageId=42477824" text:style-name="Internet_20_link" text:visited-style-name="Visited_20_Internet_20_Link"><text:span text:style-name="T3">接口</text:span></text:a></text:h>
        </text:section>
      </text:section>
      <text:section text:style-name="Sect1" text:name="sidebar-container">
        <text:p text:style-name="P2"/>
      </text:section>
      <text:section text:style-name="Sect1" text:name="content">
        <text:p text:style-name="P3"/>
        <text:section text:style-name="Sect1" text:name="action-messages">
          <text:p text:style-name="P3"/>
        </text:section>
        <text:list xml:id="list3845316560841012323" text:style-name="L1">
          <text:list-item>
            <text:p text:style-name="P7"><draw:frame draw:style-name="fr1" draw:name="page-metadata-start" text:anchor-type="char" svg:width="0.041cm" draw:z-index="0"><draw:text-box fo:min-height="0.041cm"><text:p text:style-name="Text_20_body"/></draw:text-box></draw:frame><draw:frame draw:style-name="fr1" draw:name="框架1" text:anchor-type="char" svg:width="0.041cm" draw:z-index="1"><draw:text-box fo:min-height="0.041cm"><text:p text:style-name="Text_20_body"><text:a xlink:type="simple" xlink:href="https://confluence.momenta.works/pages/viewpage.action?pageId=42477824#page-metadata-end" text:style-name="Internet_20_link" text:visited-style-name="Visited_20_Internet_20_Link"><text:span text:style-name="T4">转至元数据结尾</text:span></text:a></text:p></draw:text-box></draw:frame><text:span text:style-name="T14">由 </text:span><text:a xlink:type="simple" xlink:href="https://confluence.momenta.works/display/~hubing" text:style-name="Internet_20_link" text:visited-style-name="Visited_20_Internet_20_Link"><text:span text:style-name="T11">Bingbing Hu</text:span></text:a><text:span text:style-name="T14">创建</text:span><text:span text:style-name="T13">, </text:span><text:span text:style-name="T14">最终由 </text:span><text:a xlink:type="simple" xlink:href="https://confluence.momenta.works/display/~wangyuxiang" text:style-name="Internet_20_link" text:visited-style-name="Visited_20_Internet_20_Link"><text:span text:style-name="T11">YuXiang Wang</text:span></text:a><text:span text:style-name="T14">修改于</text:span><text:a xlink:type="simple" xlink:href="https://confluence.momenta.works/pages/diffpagesbyversion.action?pageId=42477824&amp;selectedPageVersions=6&amp;selectedPageVersions=7" text:style-name="Internet_20_link" text:visited-style-name="Visited_20_Internet_20_Link"><text:span text:style-name="T12">大约</text:span></text:a><text:a xlink:type="simple" xlink:href="https://confluence.momenta.works/pages/diffpagesbyversion.action?pageId=42477824&amp;selectedPageVersions=6&amp;selectedPageVersions=7" text:style-name="Internet_20_link" text:visited-style-name="Visited_20_Internet_20_Link"><text:span text:style-name="T11">1</text:span></text:a><text:a xlink:type="simple" xlink:href="https://confluence.momenta.works/pages/diffpagesbyversion.action?pageId=42477824&amp;selectedPageVersions=6&amp;selectedPageVersions=7" text:style-name="Internet_20_link" text:visited-style-name="Visited_20_Internet_20_Link"><text:span text:style-name="T12">分钟以前</text:span></text:a></text:p>
          </text:list-item>
        </text:list>
        <text:section text:style-name="Sect1" text:name="main-content">
          <text:h text:style-name="P14" text:outline-level="1" text:is-list-header="true"><text:bookmark text:name="CAN：如何使用VCAN测试X86UbuntuHAL接口-1.使用VCAN创建两个VCAN设备"/><text:span text:style-name="T17">1 . </text:span><text:span text:style-name="T18">使用</text:span><text:span text:style-name="T17">VCAN</text:span><text:span text:style-name="T18">创建两个</text:span><text:span text:style-name="T17">VCAN</text:span><text:span text:style-name="T18">设备</text:span></text:h>
          <text:h text:style-name="P17" text:outline-level="2"><text:bookmark text:name="CAN：如何使用VCAN测试X86UbuntuHAL接口-1.1.加载虚拟can模块"/><text:span text:style-name="T5">1.1. </text:span><text:span text:style-name="T19">加载虚拟</text:span><text:span text:style-name="T21">can</text:span><text:span text:style-name="T19">模块</text:span></text:h>
          <text:p text:style-name="P8"><text:span text:style-name="T15">sudo modprobe </text:span><text:a xlink:type="simple" xlink:href="https://www.2cto.com/kf/ware/vc/" text:style-name="Internet_20_link" text:visited-style-name="Visited_20_Internet_20_Link"><text:span text:style-name="T16">vc</text:span></text:a><text:span text:style-name="T15">an</text:span></text:p>
          <text:h text:style-name="P18" text:outline-level="2"><text:bookmark text:name="CAN：如何使用VCAN测试X86UbuntuHAL接口-1.2.添加两个设备"/><text:span text:style-name="T5">1.2 . </text:span><text:span text:style-name="T8">添加两个设备</text:span></text:h>
          <text:p text:style-name="P9">sudo ip link add dev vcan0 type vcan//vcan0</text:p>
          <text:p text:style-name="P9">sudo ip link add dev vcan1 type vcan//vcan1</text:p>
          <text:h text:style-name="P18" text:outline-level="2"><text:bookmark text:name="CAN：如何使用VCAN测试X86UbuntuHAL接口-1.3.打开两个设备"/><text:span text:style-name="T5">1.3 . </text:span><text:span text:style-name="T8">打开两个设备</text:span></text:h>
          <text:p text:style-name="P9">sudo ip link set vcan0 up</text:p>
          <text:p text:style-name="P9">sudo ip link set vcan1 up</text:p>
          <text:h text:style-name="P15" text:outline-level="1"><text:bookmark text:name="CAN：如何使用VCAN测试X86UbuntuHAL接口-2.搭建两个VCAN设备之间的网关"/><text:span text:style-name="T7">2 . </text:span><text:span text:style-name="T9">搭建两个</text:span><text:span text:style-name="T7">VCAN</text:span><text:span text:style-name="T9">设备之间的网关</text:span></text:h>
          <text:h text:style-name="P17" text:outline-level="2"><text:bookmark text:name="CAN：如何使用VCAN测试X86UbuntuHAL接口-2.1.加载can-gw模块"/><text:span text:style-name="T5">2.1 . </text:span><text:span text:style-name="T8">加载</text:span><text:span text:style-name="T5">can-gw</text:span><text:span text:style-name="T8">模块</text:span></text:h>
          <text:p text:style-name="P9">sudo modprobe can-gw</text:p>
          <text:h text:style-name="P18" text:outline-level="2"><text:bookmark text:name="CAN：如何使用VCAN测试X86UbuntuHAL接口-2.2.搭建网关"/><text:span text:style-name="T5">2.2 . </text:span><text:span text:style-name="T8">搭建网关</text:span></text:h>
          <text:p text:style-name="P9">sudo cangw -A -s vcan1 -d vcan0 -e</text:p>
          <text:p text:style-name="P10"><text:span text:style-name="T6">/* -A</text:span><text:span text:style-name="T10">表示添加一个网关</text:span></text:p>
          <text:p text:style-name="P10"> <text:span text:style-name="T6">*   -s</text:span><text:span text:style-name="T10">表示发送</text:span></text:p>
          <text:p text:style-name="P10"><text:soft-page-break/> <text:span text:style-name="T6">*   -d</text:span><text:span text:style-name="T10">表示接收</text:span></text:p>
          <text:p text:style-name="P10"> <text:span text:style-name="T6">*   -e</text:span><text:span text:style-name="T10">表示发送帧</text:span><text:span text:style-name="T6">*/</text:span></text:p>
          <text:p text:style-name="P10"><text:span text:style-name="T6">cangw -L//</text:span><text:span text:style-name="T10">查看当前已有的网关</text:span></text:p>
          <text:h text:style-name="P15" text:outline-level="1"><text:bookmark text:name="CAN：如何使用VCAN测试X86UbuntuHAL接口-3.进行测试"/><text:span text:style-name="T7">3 . </text:span><text:span text:style-name="T9">进行测试</text:span></text:h>
          <text:h text:style-name="P17" text:outline-level="2"><text:bookmark text:name="CAN：如何使用VCAN测试X86UbuntuHAL接口-3.1.测试方案"/><text:span text:style-name="T5">3.1. </text:span><text:span text:style-name="T8">测试方案</text:span></text:h>
          <text:p text:style-name="P10"><text:span text:style-name="T10">使用</text:span><text:span text:style-name="T6">vcan1</text:span><text:span text:style-name="T10">设备进行发送</text:span><text:span text:style-name="T6">,vcan0</text:span><text:span text:style-name="T10">设备进行接收</text:span><text:span text:style-name="T6">.</text:span></text:p>
          <text:p text:style-name="P10"><text:span text:style-name="T6">vcan1</text:span><text:span text:style-name="T10">采用</text:span><text:span text:style-name="T6">canplayer</text:span><text:span text:style-name="T10">进行发送数据</text:span><text:span text:style-name="T6">.</text:span></text:p>
          <text:p text:style-name="P10"><text:span text:style-name="T6">vcan0</text:span><text:span text:style-name="T10">为</text:span><text:span text:style-name="T6">hal</text:span><text:span text:style-name="T10">层接口接收数据</text:span></text:p>
          <text:h text:style-name="P18" text:outline-level="2"><text:bookmark text:name="CAN：如何使用VCAN测试X86UbuntuHAL接口-3.2.使用canplayer命令把data_can.txt里的数据发送."/><text:span text:style-name="T5">3.2 . </text:span><text:span text:style-name="T8">使用</text:span><text:span text:style-name="T5">canplayer</text:span><text:span text:style-name="T8">命令把</text:span><text:span text:style-name="T5">data_can.txt</text:span><text:span text:style-name="T8">里的数据发送</text:span><text:span text:style-name="T5">.</text:span></text:h>
          <text:p text:style-name="P9">canplayer vcan1=can0 vcan1=can1 -I data_can.txt -v</text:p>
          <text:p text:style-name="P10"><text:span text:style-name="T6">/* </text:span><text:span text:style-name="T10">上述指令表示将</text:span><text:span text:style-name="T6">data_can.txt </text:span><text:span text:style-name="T10">文件里的</text:span><text:span text:style-name="T6">can0 </text:span><text:span text:style-name="T10">与 </text:span><text:span text:style-name="T6">can1</text:span><text:span text:style-name="T10">数据通过</text:span><text:span text:style-name="T6">vcan1</text:span><text:span text:style-name="T10">设备发送出去</text:span><text:span text:style-name="T6">.</text:span></text:p>
          <text:p text:style-name="P10"> <text:span text:style-name="T6">*  -I: </text:span><text:span text:style-name="T10">指定需要发送的文件</text:span><text:span text:style-name="T6">(</text:span><text:span text:style-name="T10">小写</text:span><text:span text:style-name="T6">i</text:span><text:span text:style-name="T10">表示循环发送此文件</text:span><text:span text:style-name="T6">)</text:span></text:p>
          <text:p text:style-name="P10"> <text:span text:style-name="T6">* -v: </text:span><text:span text:style-name="T10">将发送的信息打印到控制台</text:span></text:p>
          <text:p text:style-name="P10"> <text:span text:style-name="T6">*  -t: </text:span><text:span text:style-name="T10">忽略时间戳</text:span><text:span text:style-name="T6">,</text:span><text:span text:style-name="T10">只发送帧</text:span><text:span text:style-name="T6">.</text:span></text:p>
          <text:p text:style-name="P10"> <text:span text:style-name="T6">*  -g </text:span><text:span text:style-name="T10">以毫秒为单位的间隙</text:span><text:span text:style-name="T6">,</text:span><text:span text:style-name="T10">默认为</text:span><text:span text:style-name="T6">1ms</text:span></text:p>
          <text:p text:style-name="P10"> <text:span text:style-name="T6">*  -s </text:span><text:span text:style-name="T20">跳过时间戳</text:span><text:span text:style-name="T22">&gt;'s'</text:span><text:span text:style-name="T20">秒的间隙</text:span></text:p>
          <text:p text:style-name="P10"> <text:span text:style-name="T6">*  -x </text:span><text:span text:style-name="T10">禁用发送的</text:span><text:span text:style-name="T6">CAN</text:span><text:span text:style-name="T10">帧的本地环回</text:span></text:p>
          <text:p text:style-name="P10"> <text:span text:style-name="T6">*  -l </text:span><text:span text:style-name="T10">处理发送文件的个数</text:span><text:span text:style-name="T6">*/</text:span></text:p>
          <text:p text:style-name="P10"><text:span text:style-name="T23">data_can.txt</text:span><text:span text:style-name="T6"> </text:span><text:span text:style-name="T10">在</text:span><text:span text:style-name="T6">hdmi_collect/</text:span><text:span text:style-name="T10">目录下</text:span></text:p>
          <text:h text:style-name="P18" text:outline-level="2"><text:bookmark text:name="CAN：如何使用VCAN测试X86UbuntuHAL接口-3.3.修改代码,使其采用vcan0设备进行接收."/><text:span text:style-name="T5">3.3 . </text:span><text:span text:style-name="T8">修改代码</text:span><text:span text:style-name="T5">,</text:span><text:span text:style-name="T8">使其采用</text:span><text:span text:style-name="T5">vcan0</text:span><text:span text:style-name="T8">设备进行接收</text:span><text:span text:style-name="T5">.</text:span></text:h>
          <text:p text:style-name="P9">hdmi_collect/src/socket_can.cpp/</text:p>
          <text:p text:style-name="P9"><text:span text:style-name="T24">int</text:span> <text:span text:style-name="T25">socket_can_init</text:span>(<text:span text:style-name="T26">hal_can_t</text:span> *<text:span text:style-name="T27">can</text:span>)</text:p>
          <text:p text:style-name="P9"><text:span text:style-name="T25">strcpy</text:span>(<text:span text:style-name="T27">ifr</text:span>.<text:span text:style-name="T27">ifr_name</text:span>, <text:span text:style-name="T28">"vcan0"</text:span>);</text:p>
          <text:p text:style-name="P10"><text:span text:style-name="T10">修改为</text:span><text:span text:style-name="T6">vcan0.</text:span></text:p>
          <text:p text:style-name="P10"><text:soft-page-break/><text:span text:style-name="T10">接收到的数据存放到</text:span><text:span text:style-name="T6">data_cmp.txt</text:span><text:span text:style-name="T10">文件里</text:span><text:span text:style-name="T6">.</text:span></text:p>
          <text:p text:style-name="P10"><text:span text:style-name="T6">data_cmp.txt</text:span><text:span text:style-name="T10">文件在</text:span><text:span text:style-name="T6">hdmi_collect/</text:span><text:span text:style-name="T10">目录下</text:span><text:span text:style-name="T6">.</text:span></text:p>
          <text:h text:style-name="P15" text:outline-level="1"><text:bookmark text:name="CAN：如何使用VCAN测试X86UbuntuHAL接口-4.测试验证"/><text:span text:style-name="T7">4. </text:span><text:span text:style-name="T9">测试验证</text:span></text:h>
          <text:p text:style-name="P10"><text:span text:style-name="T10">将生成的两个文件进行比对</text:span><text:span text:style-name="T6">,</text:span><text:span text:style-name="T10">观察数据传输的正确性</text:span><text:span text:style-name="T6">.</text:span></text:p>
          <text:p text:style-name="P11"><text:span text:style-name="T6">data_can.txt  data_cmp.txt </text:span><text:span text:style-name="T10">两个文件放在</text:span><text:span text:style-name="T6">hdmi_collect/</text:span><text:span text:style-name="T10">目录下</text:span></text:p>
        </text:section>
        <text:p text:style-name="P6"><draw:frame draw:style-name="fr1" draw:name="page-metadata-end" text:anchor-type="char" svg:width="0.041cm" draw:z-index="2"><draw:text-box fo:min-height="0.041cm"><text:p text:style-name="Text_20_body"/></draw:text-box></draw:frame><draw:frame draw:style-name="fr1" draw:name="框架2" text:anchor-type="char" svg:width="0.041cm" draw:z-index="3"><draw:text-box fo:min-height="0.041cm"><text:p text:style-name="Text_20_body"><text:a xlink:type="simple" xlink:href="https://confluence.momenta.works/pages/viewpage.action?pageId=42477824#page-metadata-start" text:style-name="Internet_20_link" text:visited-style-name="Visited_20_Internet_20_Link"><text:span text:style-name="T4">转至元数据起始</text:span></text:a></text:p></draw:text-box></draw:frame></text:p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0:20:30.790165432</meta:creation-date>
    <dc:date>2019-07-20T17:21:38.913488142</dc:date>
    <meta:editing-duration>PT27S</meta:editing-duration>
    <meta:editing-cycles>1</meta:editing-cycles>
    <meta:document-statistic meta:table-count="0" meta:image-count="0" meta:object-count="0" meta:page-count="3" meta:paragraph-count="49" meta:word-count="500" meta:character-count="1144" meta:non-whitespace-character-count="1023"/>
    <meta:generator>LibreOffice/5.1.6.2$Linux_X86_64 LibreOffice_project/10m0$Build-2</meta:generator>
  </office:meta>
</office:document-meta>
</file>